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d33c1" officeooo:paragraph-rsid="001d33c1"/>
    </style:style>
    <style:style style:name="P2" style:family="paragraph" style:parent-style-name="Standard">
      <style:paragraph-properties fo:text-align="justify" style:justify-single-word="false"/>
      <style:text-properties officeooo:rsid="00225b4a" officeooo:paragraph-rsid="00225b4a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225b4a" officeooo:paragraph-rsid="00225b4a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22794d" officeooo:paragraph-rsid="0022794d"/>
    </style:style>
    <style:style style:name="P5" style:family="paragraph" style:parent-style-name="Standard">
      <style:paragraph-properties fo:text-align="justify" style:justify-single-word="false"/>
      <style:text-properties officeooo:rsid="00212495" officeooo:paragraph-rsid="00212495"/>
    </style:style>
    <style:style style:name="P6" style:family="paragraph" style:parent-style-name="Standard">
      <style:paragraph-properties fo:text-align="justify" style:justify-single-word="false"/>
      <style:text-properties officeooo:rsid="001a3400" officeooo:paragraph-rsid="001bb52a"/>
    </style:style>
    <style:style style:name="P7" style:family="paragraph" style:parent-style-name="Standard">
      <style:paragraph-properties fo:text-align="justify" style:justify-single-word="false"/>
      <style:text-properties officeooo:rsid="001a3400" officeooo:paragraph-rsid="001a3400"/>
    </style:style>
    <style:style style:name="P8" style:family="paragraph" style:parent-style-name="Standard">
      <style:paragraph-properties fo:text-align="justify" style:justify-single-word="false"/>
      <style:text-properties officeooo:rsid="001b78b9" officeooo:paragraph-rsid="001b78b9"/>
    </style:style>
    <style:style style:name="P9" style:family="paragraph" style:parent-style-name="Standard">
      <style:paragraph-properties fo:text-align="justify" style:justify-single-word="false"/>
      <style:text-properties officeooo:rsid="001bb52a" officeooo:paragraph-rsid="001bb52a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2341cd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24a600"/>
    </style:style>
    <style:style style:name="P12" style:family="paragraph" style:parent-style-name="Standard" style:list-style-name="L1">
      <style:paragraph-properties fo:text-align="justify" style:justify-single-word="false"/>
      <style:text-properties officeooo:paragraph-rsid="00256afe"/>
    </style:style>
    <style:style style:name="P13" style:family="paragraph" style:parent-style-name="Standard" style:list-style-name="L1">
      <style:paragraph-properties fo:text-align="justify" style:justify-single-word="false"/>
      <style:text-properties officeooo:paragraph-rsid="00270a2b"/>
    </style:style>
    <style:style style:name="T1" style:family="text">
      <style:text-properties officeooo:rsid="001b78b9"/>
    </style:style>
    <style:style style:name="T2" style:family="text">
      <style:text-properties officeooo:rsid="0022794d"/>
    </style:style>
    <style:style style:name="T3" style:family="text">
      <style:text-properties officeooo:rsid="002341c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4a600" style:font-weight-asian="normal" style:font-weight-complex="normal"/>
    </style:style>
    <style:style style:name="T6" style:family="text">
      <style:text-properties fo:font-weight="normal" officeooo:rsid="00256afe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22794d"/>
    </style:style>
    <style:style style:name="T9" style:family="text">
      <style:text-properties style:text-underline-style="solid" style:text-underline-width="auto" style:text-underline-color="font-color" officeooo:rsid="0024a600"/>
    </style:style>
    <style:style style:name="T10" style:family="text">
      <style:text-properties officeooo:rsid="0024a600"/>
    </style:style>
    <style:style style:name="T11" style:family="text">
      <style:text-properties style:text-underline-style="none" officeooo:rsid="0024a600"/>
    </style:style>
    <style:style style:name="T12" style:family="text">
      <style:text-properties style:text-position="sub 58%" fo:font-weight="normal" officeooo:rsid="00256afe" style:font-weight-asian="normal" style:font-weight-complex="normal"/>
    </style:style>
    <style:style style:name="T13" style:family="text">
      <style:text-properties style:text-position="0% 100%" fo:font-weight="normal" officeooo:rsid="00256afe" style:font-weight-asian="normal" style:font-weight-complex="normal"/>
    </style:style>
    <style:style style:name="T14" style:family="text">
      <style:text-properties style:text-position="0% 100%" fo:font-weight="normal" officeooo:rsid="00270a2b" style:font-weight-asian="normal" style:font-weight-complex="normal"/>
    </style:style>
    <style:style style:name="T15" style:family="text">
      <style:text-properties style:text-position="0% 100%" officeooo:rsid="00256afe"/>
    </style:style>
    <style:style style:name="T16" style:family="text">
      <style:text-properties style:text-position="0% 100%" officeooo:rsid="00270a2b"/>
    </style:style>
    <style:style style:name="T17" style:family="text">
      <style:text-properties style:text-position="-8% 80%" fo:font-weight="normal" officeooo:rsid="00256afe" style:font-weight-asian="normal" style:font-weight-complex="normal"/>
    </style:style>
    <style:style style:name="T18" style:family="text">
      <style:text-properties style:text-position="-8% 80%" fo:font-weight="normal" officeooo:rsid="00270a2b" style:font-weight-asian="normal" style:font-weight-complex="normal"/>
    </style:style>
    <style:style style:name="T19" style:family="text">
      <style:text-properties style:text-position="-8% 80%" officeooo:rsid="00256afe"/>
    </style:style>
    <style:style style:name="T20" style:family="text">
      <style:text-properties style:text-position="-8% 80%" officeooo:rsid="00270a2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strição de integridade de entidade: o valor da chave primária não pode ser NULL</text:p>
      <text:p text:style-name="P6">Restrição de integridade de chave: o valor da chave primária deve ser único (não deve se repetir) <text:span text:style-name="T1">nas tuplas</text:span> da relação </text:p>
      <text:p text:style-name="P7">Restrição de integridade <text:span text:style-name="T1">de domínio: o valor do atributo em qualquer das tuplas da relação deve pertencer ao domínio da relação</text:span></text:p>
      <text:p text:style-name="P8">Restrição de integridade referencial: toda chave estrangeira deve referenciar um valor válido</text:p>
      <text:p text:style-name="P8"/>
      <text:p text:style-name="P9">Instância da relação: conjunto de relações em um determinado momento</text:p>
      <text:p text:style-name="P9">Número total de distintos valores que um atributo pode ter: cardinalidade do domínio</text:p>
      <text:p text:style-name="P1">Conjunto de relações: esquema de relações</text:p>
      <text:p text:style-name="P1">Conjunto de esquemas de relações: esquema de banco de dados</text:p>
      <text:p text:style-name="P1"/>
      <text:p text:style-name="P2">ÁLGEBRA RELACIONAL</text:p>
      <text:list xml:id="list2764053811" text:style-name="L1">
        <text:list-item>
          <text:p text:style-name="P3">Possui um conjunto de operações que podem ser aplicadas a esquemas lógicos do MR. Essas operações podem ser empregadas para a manipulação de dados: consulta, inclusão, alteração e exclusão de dados.</text:p>
        </text:list-item>
        <text:list-item>
          <text:p text:style-name="P3">Entrada: uma única relação (operação unária) ou duas relações (operação binária).</text:p>
        </text:list-item>
        <text:list-item>
          <text:p text:style-name="P3">Saída: para uma operação de consulta (solicitação de recuperação), o retorno é uma nova relação sem modificação; para uma operação de atualização (inserção, remoção ou modificação de tuplas), a operação potencialmente altera o banco de dados, mas não retorna uma relação. <text:span text:style-name="T2">A saída de uma operação pode ser a entrada de outra.</text:span></text:p>
        </text:list-item>
        <text:list-item>
          <text:p text:style-name="P4">Há dois grupos de operações:</text:p>
          <text:list>
            <text:list-item>
              <text:p text:style-name="P4"><text:span text:style-name="T7">O grupo de operações baseadas na teoria matemática dos conjuntos</text:span>: UNIÃO, INTERSEÇÃO, DIFERENÇA e PRODUTO_CARTESIANO.</text:p>
            </text:list-item>
            <text:list-item>
              <text:p text:style-name="P4"><text:span text:style-name="T7">O grupo de operações específicas do banco de dados relacional</text:span>: SELEÇÃO, PROJEÇÃO, JUNÇÃO, entre outras.</text:p>
            </text:list-item>
          </text:list>
        </text:list-item>
        <text:list-item>
          <text:p text:style-name="P4">Operações:</text:p>
          <text:list>
            <text:list-item>
              <text:p text:style-name="P10"><text:span text:style-name="T8">SELEÇÃO (SELECT)</text:span><text:span text:style-name="T2">: </text:span><text:span text:style-name="T3">identificada pelo símbolo ‘</text:span><text:span text:style-name="Strong_20_Emphasis"><text:span text:style-name="T4">σ’, é</text:span></text:span><text:span text:style-name="Strong_20_Emphasis"> </text:span><text:span text:style-name="T3">usada para obter um subconjunto das tuplas </text:span><text:span text:style-name="T10">(cuja cardinalidade é menor ou igual a quantidade de tuplas de entrada)</text:span><text:span text:style-name="T3"> de uma relação que satisfaçam a um predicado de seleção, isto é, uma condição de seleção. É comutativa.</text:span></text:p>
            </text:list-item>
            <text:list-item>
              <text:p text:style-name="P11"><text:span text:style-name="T9">PROJEÇÃO (PROJECT)</text:span><text:span text:style-name="T11">: identificada pelo símbolo ‘</text:span><text:span text:style-name="Strong_20_Emphasis"><text:span text:style-name="T4">π’, é </text:span></text:span><text:span text:style-name="Strong_20_Emphasis"><text:span text:style-name="T5">usada para selecionar atributos de uma relação, com número de tuplas resultante menor ou igual ao número de tuplas de entrada. Não é comutativa.</text:span></text:span></text:p>
            </text:list-item>
            <text:list-item>
              <text:p text:style-name="P11"><text:span text:style-name="Strong_20_Emphasis"><text:span text:style-name="T5">RENOMEAÇÃO (RENAME): renomeia atributos e relações resultantes das operações.</text:span></text:span><text:span text:style-name="Strong_20_Emphasis"><text:span text:style-name="T6"> Há duas notações:</text:span></text:span></text:p>
              <text:list>
                <text:list-item>
                  <text:p text:style-name="P12"><text:span text:style-name="Strong_20_Emphasis"><text:span text:style-name="T6">NOVO_NOME ← σ</text:span></text:span><text:span text:style-name="Strong_20_Emphasis"><text:span text:style-name="T12">atributo1, atributo2</text:span></text:span><text:span text:style-name="Strong_20_Emphasis"><text:span text:style-name="T13">(RELAÇÃO)</text:span></text:span></text:p>
                </text:list-item>
                <text:list-item>
                  <text:p text:style-name="P12"><text:span text:style-name="Strong_20_Emphasis"><text:span text:style-name="T13">ρNOVO_NOME(σ</text:span></text:span><text:span text:style-name="Strong_20_Emphasis"><text:span text:style-name="T12">atributo1, atributo2</text:span></text:span><text:span text:style-name="Strong_20_Emphasis"><text:span text:style-name="T13">(RELAÇÃO))</text:span></text:span></text:p>
                </text:list-item>
              </text:list>
            </text:list-item>
            <text:list-item>
              <text:p text:style-name="P12"><text:span text:style-name="Strong_20_Emphasis"><text:span text:style-name="T13">Exemplo de renomeação:</text:span></text:span></text:p>
              <text:list>
                <text:list-item>
                  <text:p text:style-name="P12"><text:span text:style-name="Strong_20_Emphasis"><text:span text:style-name="T13">Expressão</text:span></text:span><text:span text:style-name="Strong_20_Emphasis"><text:span text:style-name="T15"> </text:span></text:span><text:span text:style-name="Strong_20_Emphasis"><text:span text:style-name="T13">original: π </text:span></text:span><text:span text:style-name="Strong_20_Emphasis"><text:span text:style-name="T17">CodProduto, Preço</text:span></text:span><text:span text:style-name="Strong_20_Emphasis"><text:span text:style-name="T13"> (σ </text:span></text:span><text:span text:style-name="Strong_20_Emphasis"><text:span text:style-name="T17">Categ="papel"</text:span></text:span><text:span text:style-name="Strong_20_Emphasis"><text:span text:style-name="T13"> (PRODUTO)</text:span></text:span><text:span text:style-name="Strong_20_Emphasis"><text:span text:style-name="T14">)</text:span></text:span></text:p>
                </text:list-item>
                <text:list-item>
                  <text:p text:style-name="P13"><text:span text:style-name="Strong_20_Emphasis"><text:span text:style-name="T14">Renomeação: TEMP ← σ </text:span></text:span><text:span text:style-name="Strong_20_Emphasis"><text:span text:style-name="T18">Categ="papel"</text:span></text:span><text:span text:style-name="Strong_20_Emphasis"><text:span text:style-name="T14"> (PRODUTO)</text:span></text:span></text:p>
                </text:list-item>
                <text:list-item>
                  <text:p text:style-name="P13"><text:span text:style-name="Strong_20_Emphasis"><text:span text:style-name="T14">Renomeação (outra notação): ρ </text:span></text:span><text:span text:style-name="Strong_20_Emphasis"><text:span text:style-name="T18">TEMP</text:span></text:span><text:span text:style-name="Strong_20_Emphasis"><text:span text:style-name="T14"> (σ </text:span></text:span><text:span text:style-name="Strong_20_Emphasis"><text:span text:style-name="T18">Categ="papel"</text:span></text:span><text:span text:style-name="Strong_20_Emphasis"><text:span text:style-name="T14"> (PRODUTO))</text:span></text:span></text:p>
                </text:list-item>
                <text:list-item>
                  <text:p text:style-name="P13"><text:span text:style-name="Strong_20_Emphasis"><text:span text:style-name="T14">Nova expressão: π </text:span></text:span><text:span text:style-name="Strong_20_Emphasis"><text:span text:style-name="T18">CodProduto, Preço</text:span></text:span><text:span text:style-name="Strong_20_Emphasis"><text:span text:style-name="T14"> (TEMP)</text:span></text:span></text:p>
                </text:list-item>
                <text:list-item>
                  <text:p text:style-name="P13"><text:span text:style-name="Strong_20_Emphasis"><text:span text:style-name="T14">Renomeação: RESULT ← π </text:span></text:span><text:span text:style-name="Strong_20_Emphasis"><text:span text:style-name="T18">CodProduto, Preço</text:span></text:span><text:span text:style-name="Strong_20_Emphasis"><text:span text:style-name="T14"> (TEMP)</text:span></text:span></text:p>
                </text:list-item>
                <text:list-item>
                  <text:p text:style-name="P13"><text:span text:style-name="Strong_20_Emphasis"><text:span text:style-name="T14">Renomeação (outra notação): ρ </text:span></text:span><text:span text:style-name="Strong_20_Emphasis"><text:span text:style-name="T18">RESULT(Código, Valor)</text:span></text:span><text:span text:style-name="Strong_20_Emphasis"><text:span text:style-name="T14"> (π </text:span></text:span><text:span text:style-name="Strong_20_Emphasis"><text:span text:style-name="T18">CodProduto, Preço</text:span></text:span><text:span text:style-name="Strong_20_Emphasis"><text:span text:style-name="T14"> (TEMP))</text:span></text:span></text:p>
                </text:list-item>
                <text:list-item>
                  <text:p text:style-name="P13"><text:span text:style-name="Strong_20_Emphasis"><text:span text:style-name="T14">Nova expressão: RESULT</text:span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09:03:08.442062156</meta:creation-date>
    <dc:date>2025-09-03T09:28:03.855332211</dc:date>
    <meta:editing-duration>PT40M4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403" meta:character-count="2602" meta:non-whitespace-character-count="2247"/>
  </office:meta>
</office:document-meta>
</file>